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a84f" officeooo:paragraph-rsid="000fa84f"/>
    </style:style>
    <style:style style:name="P2" style:family="paragraph" style:parent-style-name="Standard">
      <style:text-properties style:text-underline-style="none" officeooo:rsid="000fa84f" officeooo:paragraph-rsid="000fa84f"/>
    </style:style>
    <style:style style:name="P3" style:family="paragraph" style:parent-style-name="Standard">
      <style:text-properties style:text-underline-style="none" officeooo:rsid="0010bc82" officeooo:paragraph-rsid="000fa84f"/>
    </style:style>
    <style:style style:name="P4" style:family="paragraph">
      <style:paragraph-properties fo:text-align="center"/>
    </style:style>
    <style:style style:name="T1" style:family="text">
      <style:text-properties officeooo:rsid="0010bc82"/>
    </style:style>
    <style:style style:name="T2" style:family="text">
      <style:text-properties officeooo:rsid="00112530"/>
    </style:style>
    <style:style style:name="gr1" style:family="graphic">
      <style:graphic-properties svg:stroke-color="#000000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C Cards</text:p>
      <text:p text:style-name="P1"><draw:rect text:anchor-type="paragraph" draw:z-index="0" draw:style-name="gr1" draw:text-style-name="P4" svg:width="6.9276in" svg:height="1.6567in" svg:x="-0.0484in" svg:y="0.1256in"><text:p/></draw:rect></text:p>
      <text:p text:style-name="P2">Employee</text:p>
      <text:p text:style-name="P2"/>
      <text:p text:style-name="P2">Responsibilities<text:line-break/><text:tab/>S<text:span text:style-name="T2">et and store the data for a given employee.</text:span></text:p>
      <text:p text:style-name="P2"><text:tab/>Get any given piece of data about an employee so that it can be analyzed or <text:span text:style-name="T2">otherwise</text:span> used by <text:tab/>other methods.</text:p>
      <text:p text:style-name="P2">Collaborations</text:p>
      <text:p text:style-name="P2"><text:tab/>The “<text:span text:style-name="T2">EmployeeC</text:span>ontainer” <text:span text:style-name="T1">class</text:span>, which will hold <text:span text:style-name="T1">objects of this class.</text:span></text:p>
      <text:p text:style-name="P2"><draw:rect text:anchor-type="paragraph" draw:z-index="1" draw:style-name="gr1" draw:text-style-name="P4" svg:width="6.9276in" svg:height="2.2189in" svg:x="-0.0484in" svg:y="0.1193in"><text:p/></draw:rect></text:p>
      <text:p text:style-name="P2">EmployeeContainer</text:p>
      <text:p text:style-name="P2"/>
      <text:p text:style-name="P3">Responsibilities</text:p>
      <text:p text:style-name="P2"><text:tab/>Get the number of employees currently stored in the container.</text:p>
      <text:p text:style-name="P2"><text:tab/>Get the average salary of the employees stored in the container.</text:p>
      <text:p text:style-name="P2"><text:tab/>Get the average age of the employees stored in the container.</text:p>
      <text:p text:style-name="P2"><text:tab/>Sort the employees in the container in order of lowest employee ID to highest.</text:p>
      <text:p text:style-name="P2"><text:tab/>Add an employee to the bag.</text:p>
      <text:p text:style-name="P2"><text:tab/>Write the employee data to the console.</text:p>
      <text:p text:style-name="P2">Collaborations</text:p>
      <text:p text:style-name="P2"><text:tab/>The employee <text:span text:style-name="T1">class which the container holds.</text:span></text:p>
      <text:p text:style-name="P2"><text:tab/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1:04:26.326931951</meta:creation-date>
    <dc:date>2015-01-28T12:10:22.460961808</dc:date>
    <meta:editing-duration>PT50M4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7" meta:word-count="114" meta:character-count="706" meta:non-whitespace-character-count="594"/>
  </office:meta>
</office:document-meta>
</file>